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5.29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25.01pt"/>
    </style:style>
    <style:style style:name="co4" style:family="table-column">
      <style:table-column-properties fo:break-before="auto" style:column-width="115.31pt"/>
    </style:style>
    <style:style style:name="co5" style:family="table-column">
      <style:table-column-properties fo:break-before="auto" style:column-width="108.3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B3]);(NOT(OR(NOT(ISERROR(DATEVALUE([.B3]))); AND(ISNUMBER([.B3]); LEFT(CELL(&quot;format&quot;; [.B3]))=&quot;D&quot;))))),0)" table:allow-empty-cell="true" table:base-cell-address="Sheet1.B3"/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kmpAlgo</text:p>
          </table:table-cell>
          <table:table-cell table:style-name="ce1" office:value-type="string" calcext:value-type="string">
            <text:p>taille de texte</text:p>
          </table:table-cell>
          <table:table-cell table:style-name="ce1" office:value-type="string" calcext:value-type="string">
            <text:p>O(n?)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cpt/n</text:p>
          </table:table-cell>
          <table:table-cell table:style-name="ce1" office:value-type="string" calcext:value-type="string">
            <text:p>constante</text:p>
          </table:table-cell>
          <table:table-cell table:style-name="ce1" office:value-type="string" calcext:value-type="string">
            <text:p>temps(ns)</text:p>
          </table:table-cell>
          <table:table-cell table:style-name="ce1" table:number-columns-repeated="2"/>
          <table:table-cell table:style-name="ce6" table:number-columns-repeated="5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texte aléatoire</text:p>
          </table:table-cell>
          <table:table-cell table:style-name="ce4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4" table:content-validation-name="val1" office:value-type="float" office:value="1052" calcext:value-type="float">
            <text:p>1052</text:p>
          </table:table-cell>
          <table:table-cell table:style-name="ce4" table:content-validation-name="val1" office:value-type="float" office:value="1.052" calcext:value-type="float">
            <text:p>1.052</text:p>
          </table:table-cell>
          <table:table-cell table:style-name="ce5" office:value-type="string" calcext:value-type="string">
            <text:p>≈2</text:p>
          </table:table-cell>
          <table:table-cell table:style-name="ce4" table:content-validation-name="val1" office:value-type="float" office:value="547809" calcext:value-type="float">
            <text:p>547809</text:p>
          </table:table-cell>
          <table:table-cell table:style-name="ce1" table:number-columns-repeated="2"/>
          <table:table-cell table:number-columns-repeated="5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4" table:content-validation-name="val1" table:formula="of:=[.B3]*2" office:value-type="float" office:value="2000" calcext:value-type="float">
            <text:p>2000</text:p>
          </table:table-cell>
          <table:table-cell table:style-name="ce1" table:formula="of:=[.C3]" office:value-type="string" office:string-value="O(n)" calcext:value-type="string">
            <text:p>O(n)</text:p>
          </table:table-cell>
          <table:table-cell table:style-name="ce4" table:content-validation-name="val1" office:value-type="float" office:value="2077" calcext:value-type="float">
            <text:p>2077</text:p>
          </table:table-cell>
          <table:table-cell table:style-name="ce4" table:content-validation-name="val1" office:value-type="float" office:value="1.0385" calcext:value-type="float">
            <text:p>1.0385</text:p>
          </table:table-cell>
          <table:table-cell table:style-name="ce1" table:formula="of:=[.F3]" office:value-type="string" office:string-value="≈2" calcext:value-type="string">
            <text:p>≈2</text:p>
          </table:table-cell>
          <table:table-cell table:style-name="ce4" table:content-validation-name="val1" office:value-type="float" office:value="709919" calcext:value-type="float">
            <text:p>709919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/>
          <table:table-cell table:style-name="ce4" table:content-validation-name="val1" table:formula="of:=[.B4]*2" office:value-type="float" office:value="4000" calcext:value-type="float">
            <text:p>4000</text:p>
          </table:table-cell>
          <table:table-cell table:style-name="ce1" table:formula="of:=[.C4]" office:value-type="string" office:string-value="O(n)" calcext:value-type="string">
            <text:p>O(n)</text:p>
          </table:table-cell>
          <table:table-cell table:style-name="ce4" table:content-validation-name="val1" office:value-type="float" office:value="4167" calcext:value-type="float">
            <text:p>4167</text:p>
          </table:table-cell>
          <table:table-cell table:style-name="ce4" table:content-validation-name="val1" office:value-type="float" office:value="1.04175" calcext:value-type="float">
            <text:p>1.04175</text:p>
          </table:table-cell>
          <table:table-cell table:style-name="ce1" table:formula="of:=[.F4]" office:value-type="string" office:string-value="≈2" calcext:value-type="string">
            <text:p>≈2</text:p>
          </table:table-cell>
          <table:table-cell table:style-name="ce4" table:content-validation-name="val1" office:value-type="float" office:value="1253712" calcext:value-type="float">
            <text:p>1253712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2"/>
          <table:table-cell table:style-name="ce4" table:content-validation-name="val1" table:formula="of:=[.B5]*2" office:value-type="float" office:value="8000" calcext:value-type="float">
            <text:p>8000</text:p>
          </table:table-cell>
          <table:table-cell table:style-name="ce1" table:formula="of:=[.C5]" office:value-type="string" office:string-value="O(n)" calcext:value-type="string">
            <text:p>O(n)</text:p>
          </table:table-cell>
          <table:table-cell table:style-name="ce4" table:content-validation-name="val1" office:value-type="float" office:value="8305" calcext:value-type="float">
            <text:p>8305</text:p>
          </table:table-cell>
          <table:table-cell table:style-name="ce4" table:content-validation-name="val1" office:value-type="float" office:value="1.038125" calcext:value-type="float">
            <text:p>1.038125</text:p>
          </table:table-cell>
          <table:table-cell table:style-name="ce1" table:formula="of:=[.F5]" office:value-type="string" office:string-value="≈2" calcext:value-type="string">
            <text:p>≈2</text:p>
          </table:table-cell>
          <table:table-cell table:style-name="ce4" table:content-validation-name="val1" office:value-type="float" office:value="2300052" calcext:value-type="float">
            <text:p>2300052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4" table:content-validation-name="val1" table:formula="of:=[.B6]*2" office:value-type="float" office:value="16000" calcext:value-type="float">
            <text:p>16000</text:p>
          </table:table-cell>
          <table:table-cell table:style-name="ce1" table:formula="of:=[.C6]" office:value-type="string" office:string-value="O(n)" calcext:value-type="string">
            <text:p>O(n)</text:p>
          </table:table-cell>
          <table:table-cell table:style-name="ce4" table:content-validation-name="val1" office:value-type="float" office:value="16580" calcext:value-type="float">
            <text:p>16580</text:p>
          </table:table-cell>
          <table:table-cell table:style-name="ce4" table:content-validation-name="val1" office:value-type="float" office:value="1.03625" calcext:value-type="float">
            <text:p>1.03625</text:p>
          </table:table-cell>
          <table:table-cell table:style-name="ce1" table:formula="of:=[.F6]" office:value-type="string" office:string-value="≈2" calcext:value-type="string">
            <text:p>≈2</text:p>
          </table:table-cell>
          <table:table-cell table:style-name="ce4" table:content-validation-name="val1" office:value-type="float" office:value="4522945" calcext:value-type="float">
            <text:p>4522945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4" table:content-validation-name="val1" table:formula="of:=[.B7]*2" office:value-type="float" office:value="32000" calcext:value-type="float">
            <text:p>32000</text:p>
          </table:table-cell>
          <table:table-cell table:style-name="ce1" table:formula="of:=[.C7]" office:value-type="string" office:string-value="O(n)" calcext:value-type="string">
            <text:p>O(n)</text:p>
          </table:table-cell>
          <table:table-cell table:style-name="ce4" table:content-validation-name="val1" office:value-type="float" office:value="33270" calcext:value-type="float">
            <text:p>33270</text:p>
          </table:table-cell>
          <table:table-cell table:style-name="ce4" table:content-validation-name="val1" office:value-type="float" office:value="1.0396875" calcext:value-type="float">
            <text:p>1.0396875</text:p>
          </table:table-cell>
          <table:table-cell table:style-name="ce1" table:formula="of:=[.F7]" office:value-type="string" office:string-value="≈2" calcext:value-type="string">
            <text:p>≈2</text:p>
          </table:table-cell>
          <table:table-cell table:style-name="ce4" table:content-validation-name="val1" office:value-type="float" office:value="8936388" calcext:value-type="float">
            <text:p>8936388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4" table:content-validation-name="val1"/>
          <table:table-cell table:style-name="ce1"/>
          <table:table-cell table:style-name="ce4" table:content-validation-name="val1" table:number-columns-repeated="2"/>
          <table:table-cell table:style-name="ce1"/>
          <table:table-cell table:style-name="ce4" table:content-validation-name="val1"/>
          <table:table-cell table:style-name="ce1" table:number-columns-repeated="2"/>
          <table:table-cell table:number-columns-repeated="5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 office:value-type="string" calcext:value-type="string">
            <text:p>texte répétitif</text:p>
          </table:table-cell>
          <table:table-cell table:style-name="ce4" table:content-validation-name="val1" office:value-type="float" office:value="1000" calcext:value-type="float">
            <text:p>1000</text:p>
          </table:table-cell>
          <table:table-cell table:style-name="ce1" table:formula="of:=[.C3]" office:value-type="string" office:string-value="O(n)" calcext:value-type="string">
            <text:p>O(n)</text:p>
          </table:table-cell>
          <table:table-cell table:style-name="ce4" table:content-validation-name="val1" table:formula="of:=[.B10]*2-8" office:value-type="float" office:value="1992" calcext:value-type="float">
            <text:p>1992</text:p>
          </table:table-cell>
          <table:table-cell table:style-name="ce4" table:content-validation-name="val1" office:value-type="float" office:value="1.992" calcext:value-type="float">
            <text:p>1.992</text:p>
          </table:table-cell>
          <table:table-cell table:style-name="ce1" table:formula="of:=[.F3]" office:value-type="string" office:string-value="≈2" calcext:value-type="string">
            <text:p>≈2</text:p>
          </table:table-cell>
          <table:table-cell table:style-name="ce4" table:content-validation-name="val1" office:value-type="float" office:value="993849" calcext:value-type="float">
            <text:p>993849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4" table:content-validation-name="val1" table:formula="of:=[.B10]*2" office:value-type="float" office:value="2000" calcext:value-type="float">
            <text:p>2000</text:p>
          </table:table-cell>
          <table:table-cell table:style-name="ce1" table:formula="of:=[.C10]" office:value-type="string" office:string-value="O(n)" calcext:value-type="string">
            <text:p>O(n)</text:p>
          </table:table-cell>
          <table:table-cell table:style-name="ce4" table:content-validation-name="val1" table:formula="of:=[.B11]*2-8" office:value-type="float" office:value="3992" calcext:value-type="float">
            <text:p>3992</text:p>
          </table:table-cell>
          <table:table-cell table:style-name="ce4" table:content-validation-name="val1" office:value-type="float" office:value="1.996" calcext:value-type="float">
            <text:p>1.996</text:p>
          </table:table-cell>
          <table:table-cell table:style-name="ce1" table:formula="of:=[.F10]" office:value-type="string" office:string-value="≈2" calcext:value-type="string">
            <text:p>≈2</text:p>
          </table:table-cell>
          <table:table-cell table:style-name="ce4" table:content-validation-name="val1" office:value-type="float" office:value="1254453" calcext:value-type="float">
            <text:p>1254453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/>
          <table:table-cell table:style-name="ce4" table:content-validation-name="val1" table:formula="of:=[.B11]*2" office:value-type="float" office:value="4000" calcext:value-type="float">
            <text:p>4000</text:p>
          </table:table-cell>
          <table:table-cell table:style-name="ce1" table:formula="of:=[.C11]" office:value-type="string" office:string-value="O(n)" calcext:value-type="string">
            <text:p>O(n)</text:p>
          </table:table-cell>
          <table:table-cell table:style-name="ce4" table:content-validation-name="val1" table:formula="of:=[.B12]*2-8" office:value-type="float" office:value="7992" calcext:value-type="float">
            <text:p>7992</text:p>
          </table:table-cell>
          <table:table-cell table:style-name="ce4" table:content-validation-name="val1" office:value-type="float" office:value="1.998" calcext:value-type="float">
            <text:p>1.998</text:p>
          </table:table-cell>
          <table:table-cell table:style-name="ce1" table:formula="of:=[.F11]" office:value-type="string" office:string-value="≈2" calcext:value-type="string">
            <text:p>≈2</text:p>
          </table:table-cell>
          <table:table-cell table:style-name="ce4" table:content-validation-name="val1" office:value-type="float" office:value="2028317" calcext:value-type="float">
            <text:p>2028317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2"/>
          <table:table-cell table:style-name="ce4" table:content-validation-name="val1" table:formula="of:=[.B12]*2" office:value-type="float" office:value="8000" calcext:value-type="float">
            <text:p>8000</text:p>
          </table:table-cell>
          <table:table-cell table:style-name="ce1" table:formula="of:=[.C12]" office:value-type="string" office:string-value="O(n)" calcext:value-type="string">
            <text:p>O(n)</text:p>
          </table:table-cell>
          <table:table-cell table:style-name="ce4" table:content-validation-name="val1" table:formula="of:=[.B13]*2-8" office:value-type="float" office:value="15992" calcext:value-type="float">
            <text:p>15992</text:p>
          </table:table-cell>
          <table:table-cell table:style-name="ce4" table:content-validation-name="val1" office:value-type="float" office:value="1.999" calcext:value-type="float">
            <text:p>1.999</text:p>
          </table:table-cell>
          <table:table-cell table:style-name="ce1" table:formula="of:=[.F12]" office:value-type="string" office:string-value="≈2" calcext:value-type="string">
            <text:p>≈2</text:p>
          </table:table-cell>
          <table:table-cell table:style-name="ce4" table:content-validation-name="val1" office:value-type="float" office:value="4650754" calcext:value-type="float">
            <text:p>4650754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2"/>
          <table:table-cell table:style-name="ce4" table:content-validation-name="val1" table:formula="of:=[.B13]*2" office:value-type="float" office:value="16000" calcext:value-type="float">
            <text:p>16000</text:p>
          </table:table-cell>
          <table:table-cell table:style-name="ce1" table:formula="of:=[.C13]" office:value-type="string" office:string-value="O(n)" calcext:value-type="string">
            <text:p>O(n)</text:p>
          </table:table-cell>
          <table:table-cell table:style-name="ce4" table:content-validation-name="val1" table:formula="of:=[.B14]*2-8" office:value-type="float" office:value="31992" calcext:value-type="float">
            <text:p>31992</text:p>
          </table:table-cell>
          <table:table-cell table:style-name="ce4" table:content-validation-name="val1" office:value-type="float" office:value="1.9995" calcext:value-type="float">
            <text:p>1.9995</text:p>
          </table:table-cell>
          <table:table-cell table:style-name="ce1" table:formula="of:=[.F13]" office:value-type="string" office:string-value="≈2" calcext:value-type="string">
            <text:p>≈2</text:p>
          </table:table-cell>
          <table:table-cell table:style-name="ce4" table:content-validation-name="val1" office:value-type="float" office:value="7858602" calcext:value-type="float">
            <text:p>7858602</text:p>
          </table:table-cell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style-name="ce1"/>
          <table:table-cell table:style-name="ce4" table:content-validation-name="val1" table:formula="of:=[.B14]*2" office:value-type="float" office:value="32000" calcext:value-type="float">
            <text:p>32000</text:p>
          </table:table-cell>
          <table:table-cell table:style-name="ce1" table:formula="of:=[.C14]" office:value-type="string" office:string-value="O(n)" calcext:value-type="string">
            <text:p>O(n)</text:p>
          </table:table-cell>
          <table:table-cell table:style-name="ce4" table:content-validation-name="val1" table:formula="of:=[.B15]*2-8" office:value-type="float" office:value="63992" calcext:value-type="float">
            <text:p>63992</text:p>
          </table:table-cell>
          <table:table-cell table:style-name="ce4" table:content-validation-name="val1" office:value-type="float" office:value="1.99975" calcext:value-type="float">
            <text:p>1.99975</text:p>
          </table:table-cell>
          <table:table-cell table:style-name="ce1" table:formula="of:=[.F14]" office:value-type="string" office:string-value="≈2" calcext:value-type="string">
            <text:p>≈2</text:p>
          </table:table-cell>
          <table:table-cell table:style-name="ce4" table:content-validation-name="val1" office:value-type="float" office:value="2912507" calcext:value-type="float">
            <text:p>2912507</text:p>
          </table:table-cell>
          <table:table-cell table:style-name="ce1" table:number-columns-repeated="2"/>
          <table:table-cell table:number-columns-repeated="5"/>
          <table:table-cell table:style-name="ce1" table:number-columns-repeated="11"/>
          <table:table-cell table:number-columns-repeated="999"/>
        </table:table-row>
        <table:table-row table:style-name="ro1">
          <table:table-cell table:number-columns-repeated="7"/>
          <table:table-cell table:style-name="ce1" table:number-columns-repeated="2"/>
          <table:table-cell table:style-name="ce7"/>
          <table:table-cell table:number-columns-repeated="4"/>
          <table:table-cell table:style-name="ce1" table:number-columns-repeated="11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NaiveAlgo</text:p>
          </table:table-cell>
          <table:table-cell table:style-name="ce1" office:value-type="string" calcext:value-type="string">
            <text:p>taille de texte</text:p>
          </table:table-cell>
          <table:table-cell table:style-name="ce1" office:value-type="string" calcext:value-type="string">
            <text:p>O(n?)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cpt/n</text:p>
          </table:table-cell>
          <table:table-cell table:style-name="ce1" office:value-type="string" calcext:value-type="string">
            <text:p>constante</text:p>
          </table:table-cell>
          <table:table-cell table:style-name="ce1" office:value-type="string" calcext:value-type="string">
            <text:p>temps(ns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{a,b,c,d}, motif abcde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996" calcext:value-type="float">
            <text:p>996</text:p>
          </table:table-cell>
          <table:table-cell table:style-name="ce3" table:content-validation-name="val1" office:value-type="float" office:value="0.996" calcext:value-type="float">
            <text:p>0.996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0571" calcext:value-type="float">
            <text:p>2057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996" calcext:value-type="float">
            <text:p>1996</text:p>
          </table:table-cell>
          <table:table-cell table:style-name="ce3" table:content-validation-name="val1" office:value-type="float" office:value="0.998" calcext:value-type="float">
            <text:p>0.998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50401" calcext:value-type="float">
            <text:p>5040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996" calcext:value-type="float">
            <text:p>3996</text:p>
          </table:table-cell>
          <table:table-cell table:style-name="ce3" table:content-validation-name="val1" office:value-type="float" office:value="0.999" calcext:value-type="float">
            <text:p>0.999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21262" calcext:value-type="float">
            <text:p>121262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7996" calcext:value-type="float">
            <text:p>7996</text:p>
          </table:table-cell>
          <table:table-cell table:style-name="ce3" table:content-validation-name="val1" office:value-type="float" office:value="0.9995" calcext:value-type="float">
            <text:p>0.999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89405" calcext:value-type="float">
            <text:p>289405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5996" calcext:value-type="float">
            <text:p>15996</text:p>
          </table:table-cell>
          <table:table-cell table:style-name="ce3" table:content-validation-name="val1" office:value-type="float" office:value="0.99975" calcext:value-type="float">
            <text:p>0.999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430787" calcext:value-type="float">
            <text:p>430787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1996" calcext:value-type="float">
            <text:p>31996</text:p>
          </table:table-cell>
          <table:table-cell table:style-name="ce3" table:content-validation-name="val1" office:value-type="float" office:value="0.999875" calcext:value-type="float">
            <text:p>0.9998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479318" calcext:value-type="float">
            <text:p>479318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/>
          <table:table-cell table:style-name="ce1"/>
          <table:table-cell table:style-name="ce3" table:content-validation-name="val1" table:number-columns-repeated="2"/>
          <table:table-cell table:style-name="ce5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{a}, motif ab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999" calcext:value-type="float">
            <text:p>999</text:p>
          </table:table-cell>
          <table:table-cell table:style-name="ce3" table:content-validation-name="val1" office:value-type="float" office:value="0.999" calcext:value-type="float">
            <text:p>0.999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51211" calcext:value-type="float">
            <text:p>5121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999" calcext:value-type="float">
            <text:p>1999</text:p>
          </table:table-cell>
          <table:table-cell table:style-name="ce3" table:content-validation-name="val1" office:value-type="float" office:value="0.9995" calcext:value-type="float">
            <text:p>0.999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00861" calcext:value-type="float">
            <text:p>10086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999" calcext:value-type="float">
            <text:p>3999</text:p>
          </table:table-cell>
          <table:table-cell table:style-name="ce3" table:content-validation-name="val1" office:value-type="float" office:value="0.99975" calcext:value-type="float">
            <text:p>0.999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5330" calcext:value-type="float">
            <text:p>1533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7999" calcext:value-type="float">
            <text:p>7999</text:p>
          </table:table-cell>
          <table:table-cell table:style-name="ce3" table:content-validation-name="val1" office:value-type="float" office:value="0.999875" calcext:value-type="float">
            <text:p>0.9998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31101" calcext:value-type="float">
            <text:p>3110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5999" calcext:value-type="float">
            <text:p>15999</text:p>
          </table:table-cell>
          <table:table-cell table:style-name="ce3" table:content-validation-name="val1" office:value-type="float" office:value="0.9999375" calcext:value-type="float">
            <text:p>0.99993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62521" calcext:value-type="float">
            <text:p>6252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1999" calcext:value-type="float">
            <text:p>31999</text:p>
          </table:table-cell>
          <table:table-cell table:style-name="ce3" table:content-validation-name="val1" office:value-type="float" office:value="0.99996875" calcext:value-type="float">
            <text:p>0.999968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21322" calcext:value-type="float">
            <text:p>121322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/>
          <table:table-cell table:style-name="ce1"/>
          <table:table-cell table:style-name="ce3" table:content-validation-name="val1" table:number-columns-repeated="2"/>
          <table:table-cell table:style-name="ce5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entier aléatoire, motif abf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998" calcext:value-type="float">
            <text:p>998</text:p>
          </table:table-cell>
          <table:table-cell table:style-name="ce3" table:content-validation-name="val1" office:value-type="float" office:value="0.998" calcext:value-type="float">
            <text:p>0.998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560" calcext:value-type="float">
            <text:p>256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998" calcext:value-type="float">
            <text:p>1998</text:p>
          </table:table-cell>
          <table:table-cell table:style-name="ce3" table:content-validation-name="val1" office:value-type="float" office:value="0.999" calcext:value-type="float">
            <text:p>0.999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4490" calcext:value-type="float">
            <text:p>449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998" calcext:value-type="float">
            <text:p>3998</text:p>
          </table:table-cell>
          <table:table-cell table:style-name="ce3" table:content-validation-name="val1" office:value-type="float" office:value="0.9995" calcext:value-type="float">
            <text:p>0.999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8420" calcext:value-type="float">
            <text:p>842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7998" calcext:value-type="float">
            <text:p>7998</text:p>
          </table:table-cell>
          <table:table-cell table:style-name="ce3" table:content-validation-name="val1" office:value-type="float" office:value="0.99975" calcext:value-type="float">
            <text:p>0.999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5480" calcext:value-type="float">
            <text:p>1548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5998" calcext:value-type="float">
            <text:p>15998</text:p>
          </table:table-cell>
          <table:table-cell table:style-name="ce3" table:content-validation-name="val1" office:value-type="float" office:value="0.999875" calcext:value-type="float">
            <text:p>0.9998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8811" calcext:value-type="float">
            <text:p>2881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1998" calcext:value-type="float">
            <text:p>31998</text:p>
          </table:table-cell>
          <table:table-cell table:style-name="ce3" table:content-validation-name="val1" office:value-type="float" office:value="0.9999375" calcext:value-type="float">
            <text:p>0.99993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3092934" calcext:value-type="float">
            <text:p>309293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abinKarpAlgo</text:p>
          </table:table-cell>
          <table:table-cell table:style-name="ce1" office:value-type="string" calcext:value-type="string">
            <text:p>taille de texte</text:p>
          </table:table-cell>
          <table:table-cell table:style-name="ce1" office:value-type="string" calcext:value-type="string">
            <text:p>O(n?)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cpt/n</text:p>
          </table:table-cell>
          <table:table-cell table:style-name="ce1" office:value-type="string" calcext:value-type="string">
            <text:p>constante</text:p>
          </table:table-cell>
          <table:table-cell table:style-name="ce1" office:value-type="string" calcext:value-type="string">
            <text:p>temps(ns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{a,b,c,d}, motif abcde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001" calcext:value-type="float">
            <text:p>1001</text:p>
          </table:table-cell>
          <table:table-cell table:style-name="ce3" table:content-validation-name="val1" office:value-type="float" office:value="1.001" calcext:value-type="float">
            <text:p>1.001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43502" calcext:value-type="float">
            <text:p>143502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2001" calcext:value-type="float">
            <text:p>2001</text:p>
          </table:table-cell>
          <table:table-cell table:style-name="ce3" table:content-validation-name="val1" office:value-type="float" office:value="1.0005" calcext:value-type="float">
            <text:p>1.000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92554" calcext:value-type="float">
            <text:p>292554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4001" calcext:value-type="float">
            <text:p>4001</text:p>
          </table:table-cell>
          <table:table-cell table:style-name="ce3" table:content-validation-name="val1" office:value-type="float" office:value="1.00025" calcext:value-type="float">
            <text:p>1.000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546738" calcext:value-type="float">
            <text:p>546738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8001" calcext:value-type="float">
            <text:p>8001</text:p>
          </table:table-cell>
          <table:table-cell table:style-name="ce3" table:content-validation-name="val1" office:value-type="float" office:value="1.000125" calcext:value-type="float">
            <text:p>1.0001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090725" calcext:value-type="float">
            <text:p>1090725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6001" calcext:value-type="float">
            <text:p>16001</text:p>
          </table:table-cell>
          <table:table-cell table:style-name="ce3" table:content-validation-name="val1" office:value-type="float" office:value="1.0000625" calcext:value-type="float">
            <text:p>1.00006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194930" calcext:value-type="float">
            <text:p>2194930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2001" calcext:value-type="float">
            <text:p>32001</text:p>
          </table:table-cell>
          <table:table-cell table:style-name="ce3" table:content-validation-name="val1" office:value-type="float" office:value="1.00003125" calcext:value-type="float">
            <text:p>1.000031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4377900" calcext:value-type="float">
            <text:p>43779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/>
          <table:table-cell table:style-name="ce1"/>
          <table:table-cell table:style-name="ce3" table:content-validation-name="val1" table:number-columns-repeated="2"/>
          <table:table-cell table:style-name="ce5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{a}, motif ab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001" calcext:value-type="float">
            <text:p>1001</text:p>
          </table:table-cell>
          <table:table-cell table:style-name="ce3" table:content-validation-name="val1" office:value-type="float" office:value="1.001" calcext:value-type="float">
            <text:p>1.001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45392" calcext:value-type="float">
            <text:p>145392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2001" calcext:value-type="float">
            <text:p>2001</text:p>
          </table:table-cell>
          <table:table-cell table:style-name="ce3" table:content-validation-name="val1" office:value-type="float" office:value="1.0005" calcext:value-type="float">
            <text:p>1.000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72964" calcext:value-type="float">
            <text:p>272964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4001" calcext:value-type="float">
            <text:p>4001</text:p>
          </table:table-cell>
          <table:table-cell table:style-name="ce3" table:content-validation-name="val1" office:value-type="float" office:value="1.00025" calcext:value-type="float">
            <text:p>1.000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45012" calcext:value-type="float">
            <text:p>145012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8001" calcext:value-type="float">
            <text:p>8001</text:p>
          </table:table-cell>
          <table:table-cell table:style-name="ce3" table:content-validation-name="val1" office:value-type="float" office:value="1.000125" calcext:value-type="float">
            <text:p>1.0001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21193" calcext:value-type="float">
            <text:p>221193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6001" calcext:value-type="float">
            <text:p>16001</text:p>
          </table:table-cell>
          <table:table-cell table:style-name="ce3" table:content-validation-name="val1" office:value-type="float" office:value="1.0000625" calcext:value-type="float">
            <text:p>1.00006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49263" calcext:value-type="float">
            <text:p>249263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2001" calcext:value-type="float">
            <text:p>32001</text:p>
          </table:table-cell>
          <table:table-cell table:style-name="ce3" table:content-validation-name="val1" office:value-type="float" office:value="1.00003125" calcext:value-type="float">
            <text:p>1.000031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514817" calcext:value-type="float">
            <text:p>514817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/>
          <table:table-cell table:style-name="ce1"/>
          <table:table-cell table:style-name="ce3" table:content-validation-name="val1" table:number-columns-repeated="2"/>
          <table:table-cell table:style-name="ce5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entier aléatoire, motif abf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001" calcext:value-type="float">
            <text:p>1001</text:p>
          </table:table-cell>
          <table:table-cell table:style-name="ce3" table:content-validation-name="val1" office:value-type="float" office:value="1.001" calcext:value-type="float">
            <text:p>1.001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5910" calcext:value-type="float">
            <text:p>15910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2001" calcext:value-type="float">
            <text:p>2001</text:p>
          </table:table-cell>
          <table:table-cell table:style-name="ce3" table:content-validation-name="val1" office:value-type="float" office:value="1.0005" calcext:value-type="float">
            <text:p>1.000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31341" calcext:value-type="float">
            <text:p>31341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4001" calcext:value-type="float">
            <text:p>4001</text:p>
          </table:table-cell>
          <table:table-cell table:style-name="ce3" table:content-validation-name="val1" office:value-type="float" office:value="1.00025" calcext:value-type="float">
            <text:p>1.000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62061" calcext:value-type="float">
            <text:p>62061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8001" calcext:value-type="float">
            <text:p>8001</text:p>
          </table:table-cell>
          <table:table-cell table:style-name="ce3" table:content-validation-name="val1" office:value-type="float" office:value="1.000125" calcext:value-type="float">
            <text:p>1.0001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76752" calcext:value-type="float">
            <text:p>176752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6004" calcext:value-type="float">
            <text:p>16004</text:p>
          </table:table-cell>
          <table:table-cell table:style-name="ce3" table:content-validation-name="val1" office:value-type="float" office:value="1.00025" calcext:value-type="float">
            <text:p>1.0002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575598" calcext:value-type="float">
            <text:p>575598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2007" calcext:value-type="float">
            <text:p>32007</text:p>
          </table:table-cell>
          <table:table-cell table:style-name="ce3" table:content-validation-name="val1" office:value-type="float" office:value="1.00021875" calcext:value-type="float">
            <text:p>1.000218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519137" calcext:value-type="float">
            <text:p>51913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oyerMooreAlgo</text:p>
          </table:table-cell>
          <table:table-cell table:style-name="ce1" office:value-type="string" calcext:value-type="string">
            <text:p>taille de texte</text:p>
          </table:table-cell>
          <table:table-cell table:style-name="ce1" office:value-type="string" calcext:value-type="string">
            <text:p>O(n?)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cpt/n</text:p>
          </table:table-cell>
          <table:table-cell table:style-name="ce1" office:value-type="string" calcext:value-type="string">
            <text:p>constante</text:p>
          </table:table-cell>
          <table:table-cell table:style-name="ce1" office:value-type="string" calcext:value-type="string">
            <text:p>temps(ns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{a,b,c,d}, motif abcde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502" calcext:value-type="float">
            <text:p>502</text:p>
          </table:table-cell>
          <table:table-cell table:style-name="ce3" table:content-validation-name="val1" office:value-type="float" office:value="0.502" calcext:value-type="float">
            <text:p>0.502</text:p>
          </table:table-cell>
          <table:table-cell table:style-name="ce5" office:value-type="string" calcext:value-type="string">
            <text:p>≈0,5</text:p>
          </table:table-cell>
          <table:table-cell table:style-name="ce3" table:content-validation-name="val1" office:value-type="float" office:value="598908" calcext:value-type="float">
            <text:p>598908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954" calcext:value-type="float">
            <text:p>954</text:p>
          </table:table-cell>
          <table:table-cell table:style-name="ce3" table:content-validation-name="val1" office:value-type="float" office:value="0.477" calcext:value-type="float">
            <text:p>0.477</text:p>
          </table:table-cell>
          <table:table-cell table:style-name="ce5" office:value-type="string" calcext:value-type="string">
            <text:p>≈0,5</text:p>
          </table:table-cell>
          <table:table-cell table:style-name="ce3" table:content-validation-name="val1" office:value-type="float" office:value="292404" calcext:value-type="float">
            <text:p>292404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895" calcext:value-type="float">
            <text:p>1895</text:p>
          </table:table-cell>
          <table:table-cell table:style-name="ce3" table:content-validation-name="val1" office:value-type="float" office:value="0.47375" calcext:value-type="float">
            <text:p>0.47375</text:p>
          </table:table-cell>
          <table:table-cell table:style-name="ce5" office:value-type="string" calcext:value-type="string">
            <text:p>≈0,5</text:p>
          </table:table-cell>
          <table:table-cell table:style-name="ce3" table:content-validation-name="val1" office:value-type="float" office:value="573098" calcext:value-type="float">
            <text:p>573098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814" calcext:value-type="float">
            <text:p>3814</text:p>
          </table:table-cell>
          <table:table-cell table:style-name="ce3" table:content-validation-name="val1" office:value-type="float" office:value="0.47675" calcext:value-type="float">
            <text:p>0.47675</text:p>
          </table:table-cell>
          <table:table-cell table:style-name="ce5" office:value-type="string" calcext:value-type="string">
            <text:p>≈0,5</text:p>
          </table:table-cell>
          <table:table-cell table:style-name="ce3" table:content-validation-name="val1" office:value-type="float" office:value="1130296" calcext:value-type="float">
            <text:p>1130296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7888" calcext:value-type="float">
            <text:p>7888</text:p>
          </table:table-cell>
          <table:table-cell table:style-name="ce3" table:content-validation-name="val1" office:value-type="float" office:value="0.493" calcext:value-type="float">
            <text:p>0.493</text:p>
          </table:table-cell>
          <table:table-cell table:style-name="ce5" office:value-type="string" calcext:value-type="string">
            <text:p>≈0,5</text:p>
          </table:table-cell>
          <table:table-cell table:style-name="ce3" table:content-validation-name="val1" office:value-type="float" office:value="2065588" calcext:value-type="float">
            <text:p>2065588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5657" calcext:value-type="float">
            <text:p>15657</text:p>
          </table:table-cell>
          <table:table-cell table:style-name="ce3" table:content-validation-name="val1" office:value-type="float" office:value="0.48928125" calcext:value-type="float">
            <text:p>0.48928125</text:p>
          </table:table-cell>
          <table:table-cell table:style-name="ce5" office:value-type="string" calcext:value-type="string">
            <text:p>≈0,5</text:p>
          </table:table-cell>
          <table:table-cell table:style-name="ce3" table:content-validation-name="val1" office:value-type="float" office:value="4154526" calcext:value-type="float">
            <text:p>4154526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/>
          <table:table-cell table:style-name="ce1"/>
          <table:table-cell table:style-name="ce3" table:content-validation-name="val1" table:number-columns-repeated="2"/>
          <table:table-cell table:style-name="ce5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{a}, motif ab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999" calcext:value-type="float">
            <text:p>999</text:p>
          </table:table-cell>
          <table:table-cell table:style-name="ce3" table:content-validation-name="val1" office:value-type="float" office:value="0.999" calcext:value-type="float">
            <text:p>0.999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49673" calcext:value-type="float">
            <text:p>249673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999" calcext:value-type="float">
            <text:p>1999</text:p>
          </table:table-cell>
          <table:table-cell table:style-name="ce3" table:content-validation-name="val1" office:value-type="float" office:value="0.9995" calcext:value-type="float">
            <text:p>0.999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503266" calcext:value-type="float">
            <text:p>503266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999" calcext:value-type="float">
            <text:p>3999</text:p>
          </table:table-cell>
          <table:table-cell table:style-name="ce3" table:content-validation-name="val1" office:value-type="float" office:value="0.99975" calcext:value-type="float">
            <text:p>0.999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101765" calcext:value-type="float">
            <text:p>1101765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7999" calcext:value-type="float">
            <text:p>7999</text:p>
          </table:table-cell>
          <table:table-cell table:style-name="ce3" table:content-validation-name="val1" office:value-type="float" office:value="0.999875" calcext:value-type="float">
            <text:p>0.9998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2057998" calcext:value-type="float">
            <text:p>2057998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5999" calcext:value-type="float">
            <text:p>15999</text:p>
          </table:table-cell>
          <table:table-cell table:style-name="ce3" table:content-validation-name="val1" office:value-type="float" office:value="0.9999375" calcext:value-type="float">
            <text:p>0.99993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4132495" calcext:value-type="float">
            <text:p>4132495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1999" calcext:value-type="float">
            <text:p>31999</text:p>
          </table:table-cell>
          <table:table-cell table:style-name="ce3" table:content-validation-name="val1" office:value-type="float" office:value="0.99996875" calcext:value-type="float">
            <text:p>0.99996875</text:p>
          </table:table-cell>
          <table:table-cell table:style-name="ce5" office:value-type="string" calcext:value-type="string">
            <text:p>≈1</text:p>
          </table:table-cell>
          <table:table-cell table:style-name="ce3" table:content-validation-name="val1" office:value-type="float" office:value="1241617" calcext:value-type="float">
            <text:p>1241617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table:content-validation-name="val1"/>
          <table:table-cell table:style-name="ce1"/>
          <table:table-cell table:style-name="ce3" table:content-validation-name="val1" table:number-columns-repeated="2"/>
          <table:table-cell table:style-name="ce5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Alphabet entier aléatoire, motif abf</text:p>
          </table:table-cell>
          <table:table-cell table:style-name="ce3" table:content-validation-name="val1" office:value-type="float" office:value="1000" calcext:value-type="float">
            <text:p>1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344" calcext:value-type="float">
            <text:p>344</text:p>
          </table:table-cell>
          <table:table-cell table:style-name="ce3" table:content-validation-name="val1" office:value-type="float" office:value="0.344" calcext:value-type="float">
            <text:p>0.344</text:p>
          </table:table-cell>
          <table:table-cell table:style-name="ce5" office:value-type="string" calcext:value-type="string">
            <text:p>≈0,34</text:p>
          </table:table-cell>
          <table:table-cell table:style-name="ce3" table:content-validation-name="val1" office:value-type="float" office:value="202243" calcext:value-type="float">
            <text:p>202243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2000" calcext:value-type="float">
            <text:p>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696" calcext:value-type="float">
            <text:p>696</text:p>
          </table:table-cell>
          <table:table-cell table:style-name="ce3" table:content-validation-name="val1" office:value-type="float" office:value="0.348" calcext:value-type="float">
            <text:p>0.348</text:p>
          </table:table-cell>
          <table:table-cell table:style-name="ce5" office:value-type="string" calcext:value-type="string">
            <text:p>≈0,34</text:p>
          </table:table-cell>
          <table:table-cell table:style-name="ce3" table:content-validation-name="val1" office:value-type="float" office:value="153502" calcext:value-type="float">
            <text:p>153502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4000" calcext:value-type="float">
            <text:p>4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386" calcext:value-type="float">
            <text:p>1386</text:p>
          </table:table-cell>
          <table:table-cell table:style-name="ce3" table:content-validation-name="val1" office:value-type="float" office:value="0.3465" calcext:value-type="float">
            <text:p>0.3465</text:p>
          </table:table-cell>
          <table:table-cell table:style-name="ce5" office:value-type="string" calcext:value-type="string">
            <text:p>≈0,34</text:p>
          </table:table-cell>
          <table:table-cell table:style-name="ce3" table:content-validation-name="val1" office:value-type="float" office:value="176972" calcext:value-type="float">
            <text:p>176972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8000" calcext:value-type="float">
            <text:p>8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2763" calcext:value-type="float">
            <text:p>2763</text:p>
          </table:table-cell>
          <table:table-cell table:style-name="ce3" table:content-validation-name="val1" office:value-type="float" office:value="0.345375" calcext:value-type="float">
            <text:p>0.345375</text:p>
          </table:table-cell>
          <table:table-cell table:style-name="ce5" office:value-type="string" calcext:value-type="string">
            <text:p>≈0,34</text:p>
          </table:table-cell>
          <table:table-cell table:style-name="ce3" table:content-validation-name="val1" office:value-type="float" office:value="166113" calcext:value-type="float">
            <text:p>166113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16000" calcext:value-type="float">
            <text:p>16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5565" calcext:value-type="float">
            <text:p>5565</text:p>
          </table:table-cell>
          <table:table-cell table:style-name="ce3" table:content-validation-name="val1" office:value-type="float" office:value="0.3478125" calcext:value-type="float">
            <text:p>0.3478125</text:p>
          </table:table-cell>
          <table:table-cell table:style-name="ce5" office:value-type="string" calcext:value-type="string">
            <text:p>≈0,34</text:p>
          </table:table-cell>
          <table:table-cell table:style-name="ce3" table:content-validation-name="val1" office:value-type="float" office:value="1024753" calcext:value-type="float">
            <text:p>1024753</text:p>
          </table:table-cell>
          <table:table-cell table:number-columns-repeated="1017"/>
        </table:table-row>
        <table:table-row table:style-name="ro1">
          <table:table-cell/>
          <table:table-cell table:style-name="ce3" table:content-validation-name="val1" office:value-type="float" office:value="32000" calcext:value-type="float">
            <text:p>32000</text:p>
          </table:table-cell>
          <table:table-cell table:style-name="ce1" office:value-type="string" calcext:value-type="string">
            <text:p>O(n)</text:p>
          </table:table-cell>
          <table:table-cell table:style-name="ce3" table:content-validation-name="val1" office:value-type="float" office:value="11103" calcext:value-type="float">
            <text:p>11103</text:p>
          </table:table-cell>
          <table:table-cell table:style-name="ce3" table:content-validation-name="val1" office:value-type="float" office:value="0.34696875" calcext:value-type="float">
            <text:p>0.34696875</text:p>
          </table:table-cell>
          <table:table-cell table:style-name="ce5" office:value-type="string" calcext:value-type="string">
            <text:p>≈0,34</text:p>
          </table:table-cell>
          <table:table-cell table:style-name="ce3" table:content-validation-name="val1" office:value-type="float" office:value="1918716" calcext:value-type="float">
            <text:p>1918716</text:p>
          </table:table-cell>
          <table:table-cell table:number-columns-repeated="1017"/>
        </table:table-row>
        <table:table-row table:style-name="ro1" table:number-rows-repeated="933">
          <table:table-cell table:number-columns-repeated="1024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Sheet1.A2:Sheet1.G15"/>
        <table:database-range table:name="Tableau2" table:target-range-address="Sheet1.A19:Sheet1.G39"/>
        <table:database-range table:name="Tableau3" table:target-range-address="Sheet1.A42:Sheet1.G62"/>
        <table:database-range table:name="Tableau4" table:target-range-address="Sheet1.A65:Sheet1.G8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5" meta:object-count="0"/>
    <meta:generator>LibreOfficeDev/6.0.5.2$Linux_X86_64 LibreOffice_project/</meta:generator>
  </office:meta>
</office:document-meta>
</file>